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3590000344DC3071CA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602cm" fo:break-before="page" table:align="margins"/>
    </style:style>
    <style:style style:name="Table1.A" style:family="table-column">
      <style:table-column-properties style:column-width="9.301cm" style:rel-column-width="32767*"/>
    </style:style>
    <style:style style:name="Table1.B" style:family="table-column">
      <style:table-column-properties style:column-width="9.301cm" style:rel-column-width="32768*"/>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Table2" style:family="table">
      <style:table-properties style:width="8.703cm" table:align="margins"/>
    </style:style>
    <style:style style:name="Table2.A" style:family="table-column">
      <style:table-column-properties style:column-width="4.352cm" style:rel-column-width="32767*"/>
    </style:style>
    <style:style style:name="Table2.B" style:family="table-column">
      <style:table-column-properties style:column-width="4.352cm" style:rel-column-width="32768*"/>
    </style:style>
    <style:style style:name="Table2.A1" style:family="table-cell">
      <style:table-cell-properties fo:background-color="#e6e6e6" fo:padding-left="0.199cm" fo:padding-right="0.199cm" fo:padding-top="0cm" fo:padding-bottom="0cm" fo:border-left="0.141cm solid #ffffff" fo:border-right="none" fo:border-top="0.141cm solid #ffffff" fo:border-bottom="0.141cm solid #ffffff">
        <style:background-image/>
      </style:table-cell-properties>
    </style:style>
    <style:style style:name="Table2.B1" style:family="table-cell">
      <style:table-cell-properties fo:background-color="#e6e6e6" fo:padding-left="0.199cm" fo:padding-right="0.199cm" fo:padding-top="0cm" fo:padding-bottom="0cm" fo:border="0.141cm solid #ffffff">
        <style:background-image/>
      </style:table-cell-properties>
    </style:style>
    <style:style style:name="Table2.A2" style:family="table-cell">
      <style:table-cell-properties fo:background-color="#e6e6e6" fo:padding-left="0.199cm" fo:padding-right="0.199cm" fo:padding-top="0cm" fo:padding-bottom="0cm" fo:border-left="0.141cm solid #ffffff" fo:border-right="none" fo:border-top="none" fo:border-bottom="0.141cm solid #ffffff">
        <style:background-image/>
      </style:table-cell-properties>
    </style:style>
    <style:style style:name="Table2.B2" style:family="table-cell">
      <style:table-cell-properties fo:background-color="#e6e6e6" fo:padding-left="0.199cm" fo:padding-right="0.199cm" fo:padding-top="0cm" fo:padding-bottom="0cm" fo:border-left="0.141cm solid #ffffff" fo:border-right="0.141cm solid #ffffff" fo:border-top="none" fo:border-bottom="0.141cm solid #ffffff">
        <style:background-image/>
      </style:table-cell-properties>
    </style:style>
    <style:style style:name="P1" style:family="paragraph" style:parent-style-name="Standard">
      <style:text-properties style:font-name="Verdana" fo:font-size="8pt" style:font-size-asian="8pt" style:font-size-complex="8pt"/>
    </style:style>
    <style:style style:name="P2" style:family="paragraph" style:parent-style-name="Standard">
      <style:text-properties style:font-name="Verdana" fo:font-size="8pt" fo:font-style="italic" style:font-size-asian="8pt" style:font-style-asian="italic" style:font-size-complex="8pt" style:font-style-complex="italic"/>
    </style:style>
    <style:style style:name="P3" style:family="paragraph" style:parent-style-name="Standard">
      <style:text-properties style:font-name="Verdana" fo:font-size="8pt" fo:font-style="normal" style:font-size-asian="8pt" style:font-style-asian="normal" style:font-size-complex="8pt" style:font-style-complex="normal"/>
    </style:style>
    <style:style style:name="P4" style:family="paragraph" style:parent-style-name="Standard">
      <style:text-properties style:font-name="Verdana"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Standard">
      <style:text-properties style:font-name="Verdana"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6" style:family="paragraph" style:parent-style-name="Standard">
      <style:text-properties style:font-name="Verdana" fo:font-size="8pt" fo:font-weight="bold" style:font-size-asian="8pt" style:font-weight-asian="bold" style:font-size-complex="8pt" style:font-weight-complex="bold"/>
    </style:style>
    <style:style style:name="P7" style:family="paragraph" style:parent-style-name="Standard">
      <style:text-properties style:font-name="Verdana" fo:font-size="8pt" fo:font-weight="normal" style:font-size-asian="8pt" style:font-weight-asian="normal" style:font-size-complex="8pt" style:font-weight-complex="normal"/>
    </style:style>
    <style:style style:name="P8" style:family="paragraph" style:parent-style-name="Standard">
      <style:text-properties style:font-name="Verdana" fo:font-size="9pt" style:font-size-asian="9pt" style:font-size-complex="9pt"/>
    </style:style>
    <style:style style:name="P9" style:family="paragraph" style:parent-style-name="Standard">
      <style:text-properties style:font-name="Arial Black" fo:font-size="26pt" style:font-size-asian="26pt" style:font-size-complex="26pt"/>
    </style:style>
    <style:style style:name="P10" style:family="paragraph" style:parent-style-name="Standard">
      <style:text-properties style:font-name="Arial Black" fo:font-size="14pt" style:text-underline-style="none" fo:font-weight="bold" style:font-size-asian="14pt" style:font-weight-asian="bold" style:font-size-complex="14pt" style:font-weight-complex="bold"/>
    </style:style>
    <style:style style:name="P11" style:family="paragraph" style:parent-style-name="Standard">
      <style:text-properties style:font-name="Arial Black" fo:font-size="14pt" fo:font-weight="bold" style:font-size-asian="14pt" style:font-weight-asian="bold" style:font-size-complex="14pt" style:font-weight-complex="bold"/>
    </style:style>
    <style:style style:name="P12" style:family="paragraph" style:parent-style-name="Table_20_Contents">
      <style:paragraph-properties fo:text-align="end" style:justify-single-word="false"/>
      <style:text-properties style:font-name="Verdana" fo:font-size="8pt" style:font-size-asian="8pt" style:font-size-complex="8pt"/>
    </style:style>
    <style:style style:name="P13" style:family="paragraph" style:parent-style-name="Table_20_Contents">
      <style:paragraph-properties fo:text-align="start" style:justify-single-word="false"/>
      <style:text-properties style:font-name="Verdana" fo:font-size="8pt" style:font-size-asian="8pt" style:font-size-complex="8pt"/>
    </style:style>
    <style:style style:name="P14" style:family="paragraph" style:parent-style-name="Standard">
      <style:text-properties style:font-name="Verdana" fo:font-size="8pt" fo:font-weight="normal" style:font-size-asian="8pt" style:font-weight-asian="normal" style:font-size-complex="8pt" style:font-weight-complex="normal"/>
    </style:style>
    <style:style style:name="P15" style:family="paragraph" style:parent-style-name="Standard" style:list-style-name="L1">
      <style:text-properties style:font-name="Verdana" fo:font-size="8pt" fo:font-weight="normal" style:font-size-asian="8pt" style:font-weight-asian="normal" style:font-size-complex="8pt" style:font-weight-complex="normal"/>
    </style:style>
    <style:style style:name="P16" style:family="paragraph" style:parent-style-name="Standard">
      <style:text-properties style:font-name="Verdana" fo:font-size="8pt" fo:font-style="normal" fo:font-weight="normal" style:font-size-asian="8pt" style:font-style-asian="normal" style:font-weight-asian="normal" style:font-size-complex="8pt" style:font-style-complex="normal" style:font-weight-complex="normal"/>
    </style:style>
    <style:style style:name="P17" style:family="paragraph" style:parent-style-name="Standard">
      <style:text-properties style:font-name="Verdana" fo:font-size="8pt" fo:font-style="normal" style:font-size-asian="8pt" style:font-style-asian="normal" style:font-size-complex="8pt" style:font-style-complex="normal"/>
    </style:style>
    <style:style style:name="P18" style:family="paragraph" style:parent-style-name="Standard">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9" style:family="paragraph" style:parent-style-name="Standard">
      <style:text-properties style:font-name="Verdana" fo:font-size="8pt" style:font-size-asian="8pt" style:font-size-complex="8pt"/>
    </style:style>
    <style:style style:name="P20" style:family="paragraph" style:parent-style-name="Standard">
      <style:text-properties style:font-name="Arial Black"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Verdana"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9"><text:span text:style-name="T1">midihub++ </text:span><text:span text:style-name="T3"><text:s/></text:span></text:p>
            <text:p text:style-name="P6"><draw:frame draw:style-name="fr1" draw:name="graphics1" text:anchor-type="paragraph" svg:x="0.848cm" svg:y="0.037cm" svg:width="5.812cm" svg:height="5.764cm" draw:z-index="0"><draw:image xlink:href="Pictures/20000007000033590000344DC3071CA2.svm" xlink:type="simple" xlink:show="embed" xlink:actuate="onLoad"/></draw:frame></text:p>
            <text:p text:style-name="P10">overview</text:p>
            <text:p text:style-name="P1"><text:span text:style-name="T2">midihub++ is a compact and versatile </text:span><text:span text:style-name="T1">6-way MIDI splitter</text:span><text:span text:style-name="T2"> and </text:span><text:span text:style-name="T1">MIDI beat clock generator</text:span><text:span text:style-name="T2">. </text:span></text:p>
            <text:p text:style-name="P7"/>
            <text:p text:style-name="P7">It was designed to be "hands on" and was developed with MIDI jam sessions in mind, but is a versatile tool in any MIDI setup. </text:p>
            <text:p text:style-name="P7"/>
            <text:p text:style-name="P7">midihub++ is open hardware, with open source firmware code. For more information please visit</text:p>
            <text:p text:style-name="P6"><text:a xlink:type="simple" xlink:href="https://github.com/hotchk155/MIDI-Hub/wiki"><text:span text:style-name="T5">https://github.com/hotchk155/MIDI-Hub/wiki</text:span></text:a></text:p>
            <text:p text:style-name="P5"/>
            <text:p text:style-name="P11">hardware</text:p>
            <text:p text:style-name="P1"><text:span text:style-name="T1">Power: </text:span>The hub is powered via the mini USB connector. You can connect it to a computer, a powered USB hub, or to a standard 5 volt USB charger/power supply. <text:s/><text:span text:style-name="T4">USB is for power only, no drivers are required and the device will not show up to your operating system.</text:span></text:p>
            <text:p text:style-name="P2"/>
            <text:p text:style-name="P1"><text:span text:style-name="T1">MIDI: </text:span><text:span text:style-name="T2">The hub features a single MIDI input (opposite the USB connector) and six identical MIDI outputs. Notes, etc, received at the input will be sent to all outputs.</text:span></text:p>
            <text:p text:style-name="P7"/>
            <text:p text:style-name="P1"><text:span text:style-name="T1">LEDs: </text:span><text:span text:style-name="T2">The function assigned to each of the six LEDs depends on the selected mode and is described below. </text:span></text:p>
            <text:p text:style-name="P7"/>
            <text:p text:style-name="P1"><text:span text:style-name="T1">Buttons: </text:span><text:span text:style-name="T2">The top button (PLAY) is used to start and stop the MIDI clock function. The lower buttons (MINUS and PLUS) are used to change the clock rate. Each button has additional functions described below.</text:span></text:p>
            <text:p text:style-name="P7"/>
            <text:p text:style-name="P1"><text:span text:style-name="T1">Programming Port</text:span><text:span text:style-name="T2">: The row of holes below the USB connector allow reprogramming of the firmware loaded on the hub's PIC16F1825 microcontroller. A suitable PIC programmer is needed (e.g. PICKit2)</text:span></text:p>
            <text:p text:style-name="P1"><text:span text:style-name="T2"/></text:p>
            <text:p text:style-name="P11">operating modes</text:p>
            <text:p text:style-name="P1"><text:span text:style-name="T1">BPM Mode</text:span><text:span text:style-name="T2">: The hub powers up in this mode, starting in the paused state. When paused, four of the LEDs blink at the selected BPM. The initial BPM is 120.</text:span></text:p>
            <text:p text:style-name="P7"/>
            <text:p text:style-name="P7">Press PLAY to start the hub running. When running, all six LEDs illuminate in cycling pattern at the current BPM. Press PLAY again to pause the hub.</text:p>
            <text:p text:style-name="P7"/>
            <text:p text:style-name="P7">When running, the hub sends MIDI TICK messages to all six outputs at the selected BPM. Appropriately connected and configured MIDI devices that support MIDI sync will synchronise their playback to these messages. The hub also sends a MIDI START message when it starts running and a MIDI STOP message when paused.</text:p>
          </table:table-cell>
          <table:table-cell table:style-name="Table1.B1" office:value-type="string">
            <text:p text:style-name="P7">At any time when in BPM mode, the MINUS and PLUS buttons can be used to change the BPM in +/-1 BPM steps. The buttons auto-repeat when held for about 1 second. Press both buttons together to reset the BPM to 120. </text:p>
            <text:p text:style-name="P7"/>
            <text:p text:style-name="P4">BPM can be adjusted from 30-300bpm and is approximate (according to accuracy of PICs internal oscillator)</text:p>
            <text:p text:style-name="P4"/>
            <text:p text:style-name="P4">Press and hold the PLAY button for 2 seconds to "lock" into running mode. Now when PLAY is pressed, a MIDI START message is sent without stopping playback. This can be useful for resynching newly connected MIDI instruments to a common start point. Press and hold PLAY again to return to normal start and stop mode.</text:p>
            <text:p text:style-name="P18"><text:span text:style-name="T2"/></text:p>
            <text:p text:style-name="P3"><text:span text:style-name="T1">Tap Tempo Mode: <text:s/></text:span><text:span text:style-name="T2">To enter Tap Tempo mode, hold down MINUS and immediately press and release the PLAY button.</text:span></text:p>
            <text:p text:style-name="P4"/>
            <text:p text:style-name="P4">Now tap the MINUS button at the desired tempo, tapping between 2 and 6 times (more taps will increase the accuracy of the input). The LEDs will count up each tap and the tempo will be adjusted as you tap.</text:p>
            <text:p text:style-name="P4"/>
            <text:p text:style-name="P4">Tap tempo mode is effective until you press the PLUS button. You can make multiple tap tempo inputs without having to repeat the MINUS&gt;PLAY combination.</text:p>
            <text:p text:style-name="P4"/>
            <text:p text:style-name="P3"><text:span text:style-name="T1">Split Only Mode: <text:s/></text:span><text:span text:style-name="T2">In this mode, the hub does not generate a midi clock, but continues to split the MIDI input to the outputs. The LEDs glow to "visualise" the MIDI data..</text:span></text:p>
            <text:p text:style-name="P3"><text:span text:style-name="T2"/></text:p>
            <text:p text:style-name="P4">To enter Split Only mode, hold down PLUS and immediately press and release the PLAY button. </text:p>
            <text:p text:style-name="P4"><text:span text:style-name="T2"/></text:p>
            <text:p text:style-name="P3"><text:span text:style-name="T2">Pressing PLAY in this mode sends a MIDI START message to connected devices. </text:span></text:p>
            <text:p text:style-name="P3"><text:span text:style-name="T2"/></text:p>
            <text:p text:style-name="P3"><text:span text:style-name="T2">Pressing PLUS alternates between sends a MIDI STOP or MIDI CONTINUE (if STOP was previously sent). This is useful if you have an external master MIDI clock which does not easily allow START/STOP messages to be sent.</text:span></text:p>
            <text:p text:style-name="P4"/>
            <text:p text:style-name="P4">To exit Split-only mode and re-enable the clock, press the MINUS button.</text:p>
            <text:p text:style-name="P4"/>
            <text:p text:style-name="P3"><text:span text:style-name="T1">Options Menu:</text:span><text:span text:style-name="T2"> To enter the Options Menu, press the START/MINUS/PLUS buttons together.</text:span></text:p>
            <text:p text:style-name="P4"/>
            <text:p text:style-name="P4">Settings are mapped to each of the six LEDs according to their position as follows:</text:p>
            <table:table table:name="Table2" table:style-name="Table2">
              <table:table-column table:style-name="Table2.A"/>
              <table:table-column table:style-name="Table2.B"/>
              <table:table-row>
                <table:table-cell table:style-name="Table2.A1" office:value-type="string">
                  <text:p text:style-name="P13">Allow MIDI realtime </text:p>
                  <text:p text:style-name="P13">messages (e.g. clock) </text:p>
                  <text:p text:style-name="P13">to pass from input to output (default: OFF)</text:p>
                </table:table-cell>
                <table:table-cell table:style-name="Table2.B1" office:value-type="string">
                  <text:p text:style-name="P12">Select LED <text:span text:style-name="T2">brightness level </text:span>from one of six options. </text:p>
                  <text:p text:style-name="P12">(default: Maximum)</text:p>
                </table:table-cell>
              </table:table-row>
              <table:table-row>
                <table:table-cell table:style-name="Table2.A2" office:value-type="string">
                  <text:p text:style-name="P13">Allow non-realtime MIDI messages (e.g. Notes, cc) to pass from input to output (default: ON)</text:p>
                </table:table-cell>
                <table:table-cell table:style-name="Table2.B2" office:value-type="string">
                  <text:p text:style-name="P12">Enable "quiet mode", which <text:s/>uses only the top two LEDs as indicators in clock mode. (default: OFF<text:span text:style-name="T6">)</text:span></text:p>
                </table:table-cell>
              </table:table-row>
              <table:table-row>
                <table:table-cell table:style-name="Table2.A2" office:value-type="string">
                  <text:p text:style-name="P13">Send MIDI START and STOP messages in clock modes (default: ON)</text:p>
                  <text:p text:style-name="P13"/>
                </table:table-cell>
                <table:table-cell table:style-name="Table2.B2" office:value-type="string">
                  <text:p text:style-name="P12">Enable the "visualisation" </text:p>
                  <text:p text:style-name="P12">of MIDI thru traffic in split-only mode (default: ON)</text:p>
                </table:table-cell>
              </table:table-row>
            </table:table>
            <text:p text:style-name="P4"/>
            <text:p text:style-name="P4">Press PLUS to select a setting (indicated by the flashing of the corresponding LED) and Press MINUS to select between values (ON, OFF or brightness level). Press PLAY again to exit from the menu. </text:p>
            <text:p text:style-name="P4"/>
            <text:p text:style-name="P3"><text:span text:style-name="T1">MIDI Thru: <text:s/></text:span><text:span text:style-name="T2">MIDI thru (from input to outputs) is active at all times, except when specifically disabled via the options menu.</text:span></text:p>
          </table:table-cell>
        </table:table-row>
      </table:table>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199cm" fo:margin-right="1.1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7H04M58S</meta:editing-duration>
    <meta:editing-cycles>27</meta:editing-cycles>
    <meta:generator>OpenOffice.org/3.2$Win32 OpenOffice.org_project/320m18$Build-9502</meta:generator>
    <dc:date>2013-11-17T11:22:39.08</dc:date>
    <dc:creator>Jason Hotchkiss</dc:creator>
    <meta:document-statistic meta:table-count="2" meta:image-count="1" meta:object-count="0" meta:page-count="2" meta:paragraph-count="41" meta:word-count="800" meta:character-count="4632"/>
    <meta:user-defined meta:name="Info 1"/>
    <meta:user-defined meta:name="Info 2"/>
    <meta:user-defined meta:name="Info 3"/>
    <meta:user-defined meta:name="Info 4"/>
  </office:meta>
</office:document-meta>
</file>